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3cc86" style:font-size-asian="14pt" style:font-size-complex="14pt"/>
    </style:style>
    <style:style style:name="P2" style:family="paragraph" style:parent-style-name="Standard">
      <style:text-properties fo:font-size="14pt" officeooo:rsid="0006c694" officeooo:paragraph-rsid="0006c694" style:font-size-asian="14pt" style:font-size-complex="14pt"/>
    </style:style>
    <style:style style:name="P3" style:family="paragraph" style:parent-style-name="Standard">
      <style:text-properties fo:font-size="14pt" fo:font-weight="bold" officeooo:paragraph-rsid="0003cc86" style:font-size-asian="14pt" style:font-weight-asian="bold" style:font-size-complex="14pt" style:font-weight-complex="bold"/>
    </style:style>
    <style:style style:name="T1" style:family="text">
      <style:text-properties officeooo:rsid="0003cc86"/>
    </style:style>
    <style:style style:name="T2" style:family="text">
      <style:text-properties officeooo:rsid="000524e7"/>
    </style:style>
    <style:style style:name="T3" style:family="text">
      <style:text-properties officeooo:rsid="000669db"/>
    </style:style>
    <style:style style:name="T4" style:family="text">
      <style:text-properties officeooo:rsid="0006c694"/>
    </style:style>
    <style:style style:name="T5" style:family="text">
      <style:text-properties officeooo:rsid="0007f18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69db" style:font-weight-asian="bold" style:font-weight-complex="bold"/>
    </style:style>
    <style:style style:name="T8" style:family="text">
      <style:text-properties fo:font-weight="bold" officeooo:rsid="0006c694" style:font-weight-asian="bold" style:font-weight-complex="bold"/>
    </style:style>
    <style:style style:name="T9" style:family="text">
      <style:text-properties officeooo:rsid="0009e18a"/>
    </style:style>
    <style:style style:name="T10" style:family="text">
      <style:text-properties officeooo:rsid="000bb3aa"/>
    </style:style>
    <style:style style:name="T11" style:family="text">
      <style:text-properties fo:font-weight="normal" officeooo:rsid="000bb3a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• Afficher un prompt en l’attente d’une nouvelle commande</text:p>
      <text:p text:style-name="P3">• Chercher et lancer le bon executable (basé sur une variable d’environnement PATH</text:p>
      <text:p text:style-name="P3">ou en utilisant un path absolu), comme dans bash</text:p>
      <text:p text:style-name="P1"/>
      <text:p text:style-name="P1"><text:span text:style-name="T6">◦ echo et l’option ’-n’</text:span> <text:span text:style-name="T3">&gt; ecrire dans doc, ecrire dans shell, créer doc et ecrire dedans avec et sans /n</text:span></text:p>
      <text:p text:style-name="P1"/>
      <text:p text:style-name="P1"><text:span text:style-name="T6">◦ cd uniquement avec un chemin absolu ou relatif </text:span><text:span text:style-name="T3">&gt; changer de repertoire</text:span></text:p>
      <text:p text:style-name="P1"/>
      <text:p text:style-name="P1"><text:span text:style-name="T6">◦ pwd sans aucune option</text:span> <text:span text:style-name="T3">&gt;afficher le chemin actuel</text:span></text:p>
      <text:p text:style-name="P1"/>
      <text:p text:style-name="P1"><text:span text:style-name="T6">◦ export sans aucune option </text:span><text:span text:style-name="T7">&gt; </text:span><text:span text:style-name="T3">export une variable dans tous les environnements (https://www.commentcamarche.net/faq/5444-bash-les-arguments-parametres)</text:span></text:p>
      <text:p text:style-name="P1"/>
      <text:p text:style-name="P1"><text:span text:style-name="T6">◦ unset sans aucune option </text:span><text:span text:style-name="T8">&gt;</text:span><text:span text:style-name="T4"> efface variable (contraire de export?)</text:span></text:p>
      <text:p text:style-name="P1"/>
      <text:p text:style-name="P1"><text:span text:style-name="T6">◦ env sans aucune option ni argument</text:span> <text:span text:style-name="T9">&gt;</text:span> <text:span text:style-name="T4">affiche variables d’environnement (en fonction de celles definies par export et unset?)</text:span></text:p>
      <text:p text:style-name="P1"/>
      <text:p text:style-name="P1"><text:span text:style-name="T6">◦ exit sans aucune option </text:span><text:span text:style-name="T8">&gt;</text:span><text:span text:style-name="T4"> met fin a un script, permet de sortir du minishell ???</text:span></text:p>
      <text:p text:style-name="P1"/>
      <text:p text:style-name="P3">• ; dans la ligne de commande doit séparer les commandes</text:p>
      <text:p text:style-name="P3">• ’ et " doivent marcher comme dans bash, à l’exception du multiligne. <text:span text:style-name="T11">&gt; ne pas gerer si quote pas fermée</text:span></text:p>
      <text:p text:style-name="P3">• Les redirections &lt;, &gt; et “&gt;&gt;” doivent marcher comme dans bash, à l’exception des aggrégations de fd <text:span text:style-name="T11">&gt; pas de direction d’un fd vers l autre</text:span></text:p>
      <text:p text:style-name="P3">• Pipes | doivent marcher comme dans bash</text:p>
      <text:p text:style-name="P3">• Les variables d’environnement ($ suivi de caractères) doivent marcher comme dans</text:p>
      <text:p text:style-name="P3">bash.</text:p>
      <text:p text:style-name="P3">• $? doit marcher comme dans bash</text:p>
      <text:p text:style-name="P3">• ctrl-C, ctrl-D et ctrl-\ doivent afficher le même résultat que dans bash.</text:p>
      <text:p text:style-name="P1"/>
      <text:p text:style-name="P2">créer variables et definir valeur <text:span text:style-name="T5">sans les entrer dans l’env ?</text:span></text:p>
      <text:p text:style-name="P1"/>
      <text:p text:style-name="P1">https://en.wikipedia.org/wiki/Process_identifier</text:p>
      <text:p text:style-name="P1"/>
      <text:p text:style-name="P1">printf, malloc, free, write, open, read, close,</text:p>
      <text:p text:style-name="P1">fork, <text:span text:style-name="T1">duplique un processus </text:span></text:p>
      <text:p text:style-name="P1">wait, </text:p>
      <text:p text:style-name="P1">waitpid, </text:p>
      <text:p text:style-name="P1">wait3, </text:p>
      <text:p text:style-name="P1">wait4, </text:p>
      <text:p text:style-name="P1">signal, </text:p>
      <text:p text:style-name="P1"><text:soft-page-break/>kill,</text:p>
      <text:p text:style-name="P1">exit, t<text:span text:style-name="T2">ermine processus</text:span></text:p>
      <text:p text:style-name="P1">getcwd, </text:p>
      <text:p text:style-name="P1">chdir, </text:p>
      <text:p text:style-name="P1">stat, </text:p>
      <text:p text:style-name="P1">lstat, </text:p>
      <text:p text:style-name="P1">fstat, </text:p>
      <text:p text:style-name="P1">execve,</text:p>
      <text:p text:style-name="P1">dup, </text:p>
      <text:p text:style-name="P1">dup2, </text:p>
      <text:p text:style-name="P1">pipe, </text:p>
      <text:p text:style-name="P1">opendir, </text:p>
      <text:p text:style-name="P1">readdir, </text:p>
      <text:p text:style-name="P1">closedir,</text:p>
      <text:p text:style-name="P1">strerror, </text:p>
      <text:p text:style-name="P1">err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1:23:58.593007009</meta:creation-date>
    <dc:date>2021-03-08T12:25:05.742221971</dc:date>
    <meta:editing-duration>PT58M2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282" meta:character-count="1729" meta:non-whitespace-character-count="1473"/>
  </office:meta>
</office:document-meta>
</file>